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2" svg:font-family="StarSymbol" style:font-charset="x-symbol"/>
    <style:font-face style:name="StarSymbol" svg:font-family="StarSymbol" style:font-pitch="variable" style:font-charset="x-symbol"/>
    <style:font-face style:name="StarSymbol1" svg:font-family="Star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16.999cm" table:align="left"/>
    </style:style>
    <style:style style:name="Tableau1.A" style:family="table-column">
      <style:table-column-properties style:column-width="2.833cm"/>
    </style:style>
    <style:style style:name="Tableau1.F" style:family="table-column">
      <style:table-column-properties style:column-width="2.835cm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F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Heading_20_1" style:list-style-name="L1"/>
    <style:style style:name="P3" style:family="paragraph" style:parent-style-name="Heading_20_2" style:list-style-name="L1">
      <style:paragraph-properties fo:margin-left="1.251cm" fo:margin-right="0cm" fo:text-indent="0cm" style:auto-text-indent="false"/>
    </style:style>
    <style:style style:name="P4" style:family="paragraph" style:parent-style-name="Heading_20_3" style:list-style-name="L1">
      <style:paragraph-properties fo:margin-left="2.501cm" fo:margin-right="0cm" fo:text-indent="0cm" style:auto-text-indent="false"/>
    </style:style>
    <style:style style:name="P5" style:family="paragraph" style:parent-style-name="Standard">
      <style:paragraph-properties fo:margin-left="2.501cm" fo:margin-right="0cm" fo:text-indent="0cm" style:auto-text-indent="false"/>
    </style:style>
    <style:style style:name="P6" style:family="paragraph" style:parent-style-name="Text_20_body">
      <style:paragraph-properties fo:margin-left="2.501cm" fo:margin-right="0cm" fo:text-indent="0cm" style:auto-text-indent="false"/>
    </style:style>
    <style:style style:name="P7" style:family="paragraph" style:parent-style-name="Text_20_body">
      <style:paragraph-properties fo:margin-left="0cm" fo:margin-right="0cm" fo:text-indent="0cm" style:auto-text-indent="false"/>
    </style:style>
    <style:style style:name="P8" style:family="paragraph" style:parent-style-name="Text_20_body" style:list-style-name="L2">
      <style:paragraph-properties fo:margin-left="-1.251cm" fo:margin-right="0cm" fo:text-indent="0cm" style:auto-text-indent="false"/>
    </style:style>
    <style:style style:name="P9" style:family="paragraph" style:parent-style-name="Text_20_body">
      <style:paragraph-properties fo:margin-left="1.251cm" fo:margin-right="0cm" fo:text-indent="0cm" style:auto-text-indent="false"/>
    </style:style>
    <style:style style:name="P10" style:family="paragraph" style:parent-style-name="Text_20_body" style:list-style-name="L3">
      <style:paragraph-properties fo:margin-left="1.251cm" fo:margin-right="0cm" fo:text-indent="0cm" style:auto-text-indent="false"/>
    </style:style>
    <style:style style:name="P11" style:family="paragraph" style:parent-style-name="Text_20_body" style:list-style-name="L4">
      <style:paragraph-properties fo:margin-left="1.251cm" fo:margin-right="0cm" fo:text-indent="0cm" style:auto-text-indent="false"/>
      <style:text-properties style:text-underline-style="none"/>
    </style:style>
    <style:style style:name="P12" style:family="paragraph" style:parent-style-name="Text_20_body" style:list-style-name="L5">
      <style:paragraph-properties fo:margin-left="0cm" fo:margin-right="0cm" fo:text-indent="0cm" style:auto-text-indent="false"/>
      <style:text-properties style:text-underline-style="none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style:text-underline-style="none"/>
    </style:style>
    <style:style style:name="P14" style:family="paragraph" style:parent-style-name="Text_20_body">
      <style:paragraph-properties fo:margin-left="0cm" fo:margin-right="0cm" fo:text-indent="0cm" style:auto-text-indent="false" fo:background-color="#b3b300" fo:padding="0.049cm" fo:border="0.002cm solid #000000" style:shadow="none">
        <style:background-image/>
      </style:paragraph-properties>
      <style:text-properties style:text-underline-style="solid" style:text-underline-width="auto" style:text-underline-color="font-color"/>
    </style:style>
    <style:style style:name="P15" style:family="paragraph" style:parent-style-name="Text_20_body">
      <style:paragraph-properties fo:margin-left="0cm" fo:margin-right="0cm" fo:text-indent="0cm" style:auto-text-indent="false" fo:background-color="#b3b300" fo:padding="0.049cm" fo:border="0.002cm solid #000000" style:shadow="none">
        <style:background-image/>
      </style:paragraph-properties>
      <style:text-properties style:text-underline-style="none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style:text-underline-style="solid" style:text-underline-width="auto" style:text-underline-color="font-color"/>
    </style:style>
    <style:style style:name="P17" style:family="paragraph" style:parent-style-name="Table_20_Contents">
      <style:text-properties style:font-name="Tahoma" fo:font-size="10pt" style:font-size-asian="10pt" style:font-size-complex="10pt"/>
    </style:style>
    <style:style style:name="P18" style:family="paragraph" style:parent-style-name="Text_20_body" style:list-style-name="L6">
      <style:paragraph-properties fo:margin-left="0cm" fo:margin-right="0cm" fo:text-indent="0cm" style:auto-text-indent="false"/>
      <style:text-properties style:text-underline-style="none"/>
    </style:style>
    <style:style style:name="T1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prefix=" " style:num-suffix="." style:num-format="1">
        <style:list-level-properties text:min-label-distance="0.381cm"/>
      </text:list-level-style-number>
      <text:list-level-style-number text:level="2" text:style-name="Numbering_20_Symbols" style:num-prefix=" " style:num-suffix="." style:num-format="1" text:display-levels="2">
        <style:list-level-properties text:min-label-distance="0.381cm"/>
      </text:list-level-style-number>
      <text:list-level-style-number text:level="3" text:style-name="Numbering_20_Symbols" style:num-prefix=" " style:num-suffix=")" style:num-format="a">
        <style:list-level-properties text:min-label-distance="0.381cm"/>
      </text:list-level-style-number>
      <text:list-level-style-bullet text:level="4" text:style-name="Bullet_20_Symbols" style:num-prefix=" " style:num-suffix=" " text:bullet-char="•">
        <style:list-level-properties text:min-label-distance="0.381cm"/>
        <style:text-properties style:font-name="StarSymbol2"/>
      </text:list-level-style-bullet>
      <text:list-level-style-bullet text:level="5" text:style-name="Bullet_20_Symbols" style:num-prefix=" " style:num-suffix=" " text:bullet-char="•">
        <style:list-level-properties text:min-label-distance="0.381cm"/>
        <style:text-properties style:font-name="StarSymbol2"/>
      </text:list-level-style-bullet>
      <text:list-level-style-bullet text:level="6" text:style-name="Bullet_20_Symbols" style:num-prefix=" " style:num-suffix=" " text:bullet-char="•">
        <style:list-level-properties text:min-label-distance="0.381cm"/>
        <style:text-properties style:font-name="StarSymbol2"/>
      </text:list-level-style-bullet>
      <text:list-level-style-bullet text:level="7" text:style-name="Bullet_20_Symbols" style:num-prefix=" " style:num-suffix=" " text:bullet-char="•">
        <style:list-level-properties text:min-label-distance="0.381cm"/>
        <style:text-properties style:font-name="StarSymbol2"/>
      </text:list-level-style-bullet>
      <text:list-level-style-bullet text:level="8" text:style-name="Bullet_20_Symbols" style:num-prefix=" " style:num-suffix=" " text:bullet-char="•">
        <style:list-level-properties text:min-label-distance="0.381cm"/>
        <style:text-properties style:font-name="StarSymbol2"/>
      </text:list-level-style-bullet>
      <text:list-level-style-bullet text:level="9" text:style-name="Bullet_20_Symbols" style:num-prefix=" " style:num-suffix=" " text:bullet-char="•">
        <style:list-level-properties text:min-label-distance="0.381cm"/>
        <style:text-properties style:font-name="StarSymbol2"/>
      </text:list-level-style-bullet>
      <text:list-level-style-bullet text:level="10" text:style-name="Bullet_20_Symbols" style:num-prefix=" " style:num-suffix=" " text:bullet-char="•">
        <style:list-level-properties text:min-label-distance="0.381cm"/>
        <style:text-properties style:font-name="StarSymbol2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4.367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5.63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6.907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8.177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9.447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10.717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11.987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13.257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14.527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15.797cm" text:min-label-width="0.635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16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886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3.156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4.426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5.696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6.966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8.236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9.506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10.776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12.046cm" text:min-label-width="0.635cm"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16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886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3.156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4.426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5.696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6.966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8.236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9.506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10.776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12.046cm" text:min-label-width="0.635cm"/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1.866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3.136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4.406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5.676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6.946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8.216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9.486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10.756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12.026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13.296cm" text:min-label-width="0.635cm"/>
        <style:text-properties style:font-name="StarSymbol1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3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351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71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6.068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7.426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784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10.142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1.501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2.859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<text:tab/><text:span text:style-name="T1">Hopper - Game Design</text:span></text:p>
      <text:p text:style-name="Standard"/>
      <text:p text:style-name="Standard"/>
      <text:p text:style-name="Standard"/>
      <text:list text:style-name="L1">
        <text:list-item>
          <text:h text:style-name="P2" text:outline-level="1">Summary</text:h>
        </text:list-item>
      </text:list>
      <text:p text:style-name="Standard"/>
      <text:p text:style-name="Standard"><text:tab/>Game based on the control of the ship ( à la Lander by Psygnosis ).</text:p>
      <text:p text:style-name="Standard"><text:tab/><text:tab/>=&gt; <text:s/>control a ship by orienting it and thrusting</text:p>
      <text:p text:style-name="Standard"/>
      <text:p text:style-name="Standard"><text:tab/>Game modes<text:tab/>:</text:p>
      <text:p text:style-name="Standard"><text:tab/><text:tab/>a) Landing</text:p>
      <text:p text:style-name="Standard"><text:tab/><text:tab/><text:tab/>Carefully land on landing pads avoiding collision and managing your fuel.</text:p>
      <text:p text:style-name="Standard"/>
      <text:p text:style-name="Standard"><text:tab/><text:tab/>b) Race</text:p>
      <text:p text:style-name="Standard"><text:tab/><text:tab/><text:tab/>Timed race through rings</text:p>
      <text:p text:style-name="Standard"/>
      <text:p text:style-name="Standard"><text:tab/><text:tab/>c) Puzzle</text:p>
      <text:p text:style-name="Standard"><text:tab/><text:tab/><text:tab/>Mission-based puzzle solving.</text:p>
      <text:h text:style-name="Heading_20_1" text:outline-level="1" text:is-list-header="true"><text:tab/></text:h>
      <text:p text:style-name="Standard"/>
      <text:list text:style-name="L1" text:continue-numbering="true">
        <text:list-item>
          <text:h text:style-name="P2" text:outline-level="1"><text:tab/>Detailed gameplay</text:h>
        </text:list-item>
      </text:list>
      <text:p text:style-name="Standard"/>
      <text:list text:style-name="L1" text:continue-numbering="true">
        <text:list-item>
          <text:list text:continue-numbering="true">
            <text:list-item>
              <text:h text:style-name="P3" text:outline-level="2"><text:tab/>Landing mode</text:h>
              <text:list>
                <text:list-item>
                  <text:h text:style-name="P4" text:outline-level="3"><text:tab/>Normal landing mode</text:h>
                </text:list-item>
              </text:list>
            </text:list-item>
          </text:list>
        </text:list-item>
      </text:list>
      <text:p text:style-name="P5"><text:tab/>*) control your ship by orienting it and thrusting</text:p>
      <text:p text:style-name="P5"><text:tab/>*) thrusting consumes fuel</text:p>
      <text:p text:style-name="P5"><text:tab/>*) the ship looses integrity when colliding with something</text:p>
      <text:p text:style-name="P5"><text:tab/>*) landing on a landing pad refuel the ship</text:p>
      <text:p text:style-name="P5"><text:tab/>*) the game is lost if no more fuel or no more integrity</text:p>
      <text:p text:style-name="P5"><text:tab/>*) the game is won if the ship has landed on all landing pads in the level</text:p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4" text:outline-level="3"><text:tab/>Timed landing mode</text:h>
                </text:list-item>
              </text:list>
            </text:list-item>
          </text:list>
        </text:list-item>
      </text:list>
      <text:p text:style-name="P6"><text:tab/>Same as above with a time limit</text:p>
      <text:p text:style-name="P7"/>
      <text:list text:style-name="L1" text:continue-numbering="true">
        <text:list-item>
          <text:list text:continue-numbering="true">
            <text:list-item>
              <text:h text:style-name="P3" text:outline-level="2">Race mode</text:h>
            </text:list-item>
          </text:list>
        </text:list-item>
      </text:list>
      <text:p text:style-name="P7"><text:tab/><text:tab/>Race through rings</text:p>
      <text:p text:style-name="P7"><text:tab/><text:tab/><text:span text:style-name="T2">TBD:</text:span></text:p>
      <text:list text:style-name="L2">
        <text:list-item>
          <text:p text:style-name="P8">Hull integrity ? None ? Difficulty based ? Option ?</text:p>
        </text:list-item>
        <text:list-item>
          <text:p text:style-name="P8">Fuel consumption ?<text:tab/>None ? Difficulty based ? Option ?</text:p>
        </text:list-item>
        <text:list-item>
          <text:p text:style-name="P8">Boosts power-ups ? While passing through rings ?</text:p>
        </text:list-item>
        <text:list-item>
          <text:p text:style-name="P8">Time limit ?</text:p>
        </text:list-item>
      </text:list>
      <text:p text:style-name="P9"/>
      <text:list text:style-name="L1" text:continue-numbering="true">
        <text:list-item>
          <text:list text:continue-numbering="true">
            <text:list-item>
              <text:h text:style-name="P3" text:outline-level="2">Puzzle mode</text:h>
            </text:list-item>
          </text:list>
        </text:list-item>
      </text:list>
      <text:list text:style-name="L3">
        <text:list-item>
          <text:p text:style-name="P10">Missions-based puzzles</text:p>
        </text:list-item>
      </text:list>
      <text:list text:style-name="L4">
        <text:list-item>
          <text:p text:style-name="P11">complete objectives</text:p>
        </text:list-item>
      </text:list>
      <text:list text:style-name="L5">
        <text:list-item>
          <text:p text:style-name="P12">manage fuel and hull integrity</text:p>
        </text:list-item>
      </text:list>
      <text:p text:style-name="P13"/>
      <text:p text:style-name="P9"><text:tab/>Main goal : make use of the physics engine.</text:p>
      <text:p text:style-name="P9"><text:tab/><text:span text:style-name="T2">TDB :</text:span></text:p>
      <text:list text:style-name="L4">
        <text:list-item text:start-value="1">
          <text:p text:style-name="P11">move objects to trigger events, to clear obstructed stuffs =&gt; need a tractor beam</text:p>
        </text:list-item>
        <text:list-item>
          <text:p text:style-name="P11">shoot at ennemies =&gt; need a weapon</text:p>
        </text:list-item>
        <text:list-item>
          <text:p text:style-name="P11">flying ennemies ?</text:p>
        </text:list-item>
      </text:list>
      <text:p text:style-name="P13"/>
      <text:list text:style-name="L1" text:continue-numbering="true">
        <text:list-item>
          <text:h text:style-name="P2" text:outline-level="1">Tutorial</text:h>
        </text:list-item>
      </text:list>
      <text:p text:style-name="P13"><text:tab/>The tutorial is really important because of the ship control.</text:p>
      <text:p text:style-name="P13"><text:tab/>It should try to flatten the learning curve.</text:p>
      <text:p text:style-name="P13"><text:tab/>a) learn about the ship orientation + recover button : no gravity and no thrusting</text:p>
      <text:p text:style-name="P13"><text:tab/><text:tab/>=&gt; maybe axes to match</text:p>
      <text:p text:style-name="P13"><text:tab/>b) learn about the thrust only ( with gravity <text:s/>)</text:p>
      <text:p text:style-name="P13"><text:tab/><text:tab/>=&gt; some kind of boxes that the player have to get the ship into for a few seconds</text:p>
      <text:p text:style-name="P13"><text:tab/>c) learn about the forward/backward thrust</text:p>
      <text:p text:style-name="P13"><text:tab/><text:tab/>=&gt; boxes again</text:p>
      <text:p text:style-name="P13"><text:tab/>d) learn about the left / right thrust</text:p>
      <text:p text:style-name="P13"><text:tab/><text:tab/>=&gt; boxes</text:p>
      <text:p text:style-name="P13"><text:tab/>e) free flight</text:p>
      <text:p text:style-name="P13"><text:tab/><text:tab/>=&gt; boxes</text:p>
      <text:p text:style-name="P13"><text:tab/>f) shooting things ( static and moving )</text:p>
      <text:p text:style-name="P13"><text:tab/>g) moving things (tractor beam )</text:p>
      <text:p text:style-name="P13"/>
      <text:p text:style-name="P13"><text:tab/>=&gt; replay mode if possible : show what to do by examples</text:p>
      <text:p text:style-name="P7"/>
      <text:list text:style-name="L1" text:continue-numbering="true">
        <text:list-item>
          <text:h text:style-name="P2" text:outline-level="1">Needs</text:h>
        </text:list-item>
      </text:list>
      <text:p text:style-name="P13"/>
      <text:p text:style-name="P13"><text:tab/>Event management</text:p>
      <text:p text:style-name="P13"><text:tab/>Objectives management</text:p>
      <text:p text:style-name="P13"/>
      <text:p text:style-name="P13"/>
      <text:list text:style-name="L1" text:continue-numbering="true">
        <text:list-item>
          <text:h text:style-name="P2" text:outline-level="1">Thinking</text:h>
        </text:list-item>
      </text:list>
      <text:p text:style-name="P13"/>
      <text:p text:style-name="P14">Weapons : </text:p>
      <text:p text:style-name="P15"><text:tab/>PB : projectile implementation</text:p>
      <text:p text:style-name="P15"><text:tab/>base class Projectile – class pulse / class missile / etc... </text:p>
      <text:p text:style-name="P15"><text:tab/><text:tab/>implementation : a projectile should be an invisible physics sphere with a graphical representation : either a 3D object for missiles or a sprite for energy weapons. ( energy weapons should emit light too )</text:p>
      <text:p text:style-name="P15"/>
      <text:p text:style-name="P16">Mount points on objects ? </text:p>
      <text:p text:style-name="P13"><text:tab/>PB : how to mount thrusters, weapons, projectiles, particles, effects startpoints ?</text:p>
      <text:p text:style-name="P13"><text:tab/>=&gt; editor to input mount points ? =&gt; stored in the database / by lander type if more than one lander</text:p>
      <text:p text:style-name="P13"><text:tab/>=&gt; or use bones on the 3d models ??</text:p>
      <text:p text:style-name="P13"/>
      <text:p text:style-name="P16">Thrusters :</text:p>
      <text:p text:style-name="P13"><text:tab/>PB : currently : a bad hack </text:p>
      <text:p text:style-name="P13"><text:tab/>=&gt; base class to all thrusters ? <text:s/>( with a on/off function )</text:p>
      <text:p text:style-name="P13"><text:tab/></text:p>
      <text:p text:style-name="DONE">Physics :</text:p>
      <text:p text:style-name="DONE"><text:tab/>PB : need a way to use trimesh collisions or box collisions or sphere collision for any object.</text:p>
      <text:p text:style-name="DONE"><text:tab/>=&gt; store the information in the database</text:p>
      <text:p text:style-name="DONE">DONE</text:p>
      <text:p text:style-name="P13"/>
      <text:p text:style-name="P16">Gameplay :</text:p>
      <text:p text:style-name="P13"><text:tab/><text:span text:style-name="T2">PB : enclose the player in a gameplay area</text:span></text:p>
      <text:p text:style-name="P13"><text:tab/>=&gt; stop main thrusters at a maximum altitude</text:p>
      <text:p text:style-name="P13"><text:tab/>=&gt; means gameplay in a crater</text:p>
      <text:p text:style-name="P13"><text:tab/>=&gt; high mountains forming labyrinths</text:p>
      <text:p text:style-name="P13"><text:tab/>=&gt; canyons</text:p>
      <text:p text:style-name="P13"/>
      <text:p text:style-name="P13"><text:tab/>PB : challenging puzzles gameplay</text:p>
      <text:p text:style-name="P13"><text:tab/>=&gt; exterior scenes means that missions objects should be protected by ennemies and / or puzzles</text:p>
      <text:p text:style-name="P13"/>
      <text:p text:style-name="P16"/>
      <text:p text:style-name="P16">Game modes :</text:p>
      <text:p text:style-name="P13"><text:tab/>PB : how to implement game modes ?</text:p>
      <text:p text:style-name="P13"><text:tab/>=&gt; gamemode interface class</text:p>
      <text:p text:style-name="P13"><text:tab/><text:tab/>=&gt; class landing</text:p>
      <text:p text:style-name="P13"><text:tab/><text:tab/>=&gt; class race</text:p>
      <text:p text:style-name="P13"><text:tab/><text:tab/>=&gt; class puzzle</text:p>
      <text:p text:style-name="P13"/>
      <text:p text:style-name="P16">Tractor Beam :</text:p>
      <text:p text:style-name="P13"><text:tab/>PB : tractor beam implementation</text:p>
      <text:p text:style-name="P13"><text:tab/><text:tab/>=&gt; in the direction of the gravity vector ( like in Lander ? ) or <text:s/>in the y direction of the ship ?</text:p>
      <text:p text:style-name="P13"><text:tab/><text:tab/>=&gt; if object in a box/shere -&gt; grab mode : feedback to the player</text:p>
      <text:p text:style-name="P13"><text:tab/><text:tab/>=&gt; physic link between the ship and the carried object could be a spring </text:p>
      <text:p text:style-name="P13"><text:tab/><text:tab/> ( note : in PL the link emits light )</text:p>
      <text:p text:style-name="P13"><text:tab/><text:tab/>=&gt; should have a release mode</text:p>
      <text:p text:style-name="P13"/>
      <text:p text:style-name="P16">Thinking on objects :</text:p>
      <text:p text:style-name="P13"><text:tab/>Objects can be static, destructable or not, can emit light, (can have a special effects attached (particles / other ) ?), can be AI controlled, can have dynamic parts ( windmills, turrets ), can move freely ( ennemi landers ).</text:p>
      <text:p text:style-name="P13"/>
      <text:p text:style-name="P13">Sample object properties to add / note : only two parts objects<text:tab/>: should have at least 3 parts ( for example : turrets / also can be used to split a model when destroyed )</text:p>
      <table:table table:name="Tableau1" table:style-name="Tableau1">
        <table:table-column table:style-name="Tableau1.A" table:number-columns-repeated="5"/>
        <table:table-column table:style-name="Tableau1.F"/>
        <table:table-row>
          <table:table-cell table:style-name="Tableau1.A1" office:value-type="string">
            <text:p text:style-name="P17">Static / dynamic</text:p>
          </table:table-cell>
          <table:table-cell table:style-name="Tableau1.A1" office:value-type="string">
            <text:p text:style-name="P17">destructable</text:p>
          </table:table-cell>
          <table:table-cell table:style-name="Tableau1.A1" office:value-type="string">
            <text:p text:style-name="P17">Part1</text:p>
            <text:p text:style-name="P17">mesh</text:p>
          </table:table-cell>
          <table:table-cell table:style-name="Tableau1.A1" office:value-type="string">
            <text:p text:style-name="P17">Part2</text:p>
            <text:p text:style-name="P17">mesh</text:p>
          </table:table-cell>
          <table:table-cell table:style-name="Tableau1.A1" office:value-type="string">
            <text:p text:style-name="P17">Collision</text:p>
            <text:p text:style-name="P17"><text:s/>mesh <text:s/>1</text:p>
          </table:table-cell>
          <table:table-cell table:style-name="Tableau1.F1" office:value-type="string">
            <text:p text:style-name="P17">Collision</text:p>
            <text:p text:style-name="P17"><text:s/>mesh 2</text:p>
          </table:table-cell>
        </table:table-row>
        <table:table-row>
          <table:table-cell table:style-name="Tableau1.A2" office:value-type="string">
            <text:p text:style-name="P17">Means : have a special class ?</text:p>
          </table:table-cell>
          <table:table-cell table:style-name="Tableau1.A2" office:value-type="string">
            <text:p text:style-name="P17">0 = indestructable</text:p>
            <text:p text:style-name="P17">&gt;0 = integrity</text:p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>Void if none</text:p>
          </table:table-cell>
          <table:table-cell table:style-name="Tableau1.A2" office:value-type="string">
            <text:p text:style-name="P17"/>
          </table:table-cell>
          <table:table-cell table:style-name="Tableau1.F2" office:value-type="string">
            <text:p text:style-name="P17">Void if none</text:p>
          </table:table-cell>
        </table:table-row>
      </table:table>
      <text:p text:style-name="P13"/>
      <text:p text:style-name="P13"><text:tab/>All these properties should be stored in the database and created on loading.</text:p>
      <text:p text:style-name="P13"/>
      <text:p text:style-name="P13"/>
      <text:p text:style-name="P13"/>
      <text:p text:style-name="P16">Ennemi landers :</text:p>
      <text:p text:style-name="P13"><text:tab/>AI should react on sight : <text:s/>on a maximum distance / of the player's lander.</text:p>
      <text:p text:style-name="P13"><text:tab/>Strategies : </text:p>
      <text:p text:style-name="P13"><text:tab/><text:tab/>1) the real thing : direction to go + altitude = ship orientation then thrust</text:p>
      <text:p text:style-name="P13"><text:tab/><text:tab/>2) OR <text:s/>: ennemies landers are not affected by gravity : the movements are faked.</text:p>
      <text:p text:style-name="P13"/>
      <text:p text:style-name="P16">Tech stuffs to test out :</text:p>
      <text:p text:style-name="P13"><text:tab/>*) multiple terrains forming a patchwork to have a big planet surface : terrain loading + physics initialization could take too much time to do it realtime. </text:p>
      <text:p text:style-name="P13"><text:tab/>*) sphere surfaces ?</text:p>
      <text:p text:style-name="P13"><text:tab/><text:tab/>- can't use the terrain engine anymore</text:p>
      <text:p text:style-name="P13"><text:tab/><text:tab/>- small planets makes hard to justify gravity</text:p>
      <text:p text:style-name="P13"><text:tab/><text:tab/>+ no more problem related to the enclosing of the player ship in the gameplay area</text:p>
      <text:p text:style-name="P13"/>
      <text:p text:style-name="P13"><text:tab/>*) interiors ( need a bsp engine + a portalized scene manager ) : it does exist in Ogre plugins but portals placement seems to be hard to make.</text:p>
      <text:p text:style-name="P13"><text:tab/><text:tab/>+ it would be much more difficult to design levels !!</text:p>
      <text:p text:style-name="P13"><text:tab/>*) level generation ?! </text:p>
      <text:p text:style-name="P13"><text:tab/><text:tab/>=&gt; can solve a bunch of problems : <text:s/>portal placement ( if any), level design, number of levels, gameplay replayability.</text:p>
      <text:p text:style-name="P13"><text:tab/><text:tab/>=&gt; small planet case : generate a bunch of meshes forming a sphere + meshes forming a dungeon inside the planet surface. : <text:s/>how hard to do ? <text:s/>Texturing ? </text:p>
      <text:p text:style-name="P13"><text:tab/><text:tab/>=&gt; mixed engines with portals : still have a terrain, somewhat easy portal placement, generate dugeons.</text:p>
      <text:p text:style-name="P13"/>
      <text:p text:style-name="P13"/>
      <text:p text:style-name="P13"/>
      <text:h text:style-name="Heading_20_1" text:outline-level="1">What do I want this game to have :</text:h>
      <text:p text:style-name="P13"/>
      <text:p text:style-name="P13">This game should be fun. At least as fun as the Psygnosis' Lander.</text:p>
      <text:p text:style-name="P13">What is fun in the P.L. ?</text:p>
      <text:p text:style-name="P13"><text:tab/>* Lander handling</text:p>
      <text:p text:style-name="P13"><text:tab/>* lander change ( earn money, buy a new lander, new weapons ).</text:p>
      <text:list text:style-name="L6">
        <text:list-header>
          <text:p text:style-name="P18">* puzzle gameplay : accomplish objectives which lead to : navigate through open spaces AND corridors, open doors, blow suffs up, killing ennemies.</text:p>
        </text:list-header>
      </text:list>
      <text:p text:style-name="P13"/>
      <text:p text:style-name="P13">The current Hopper gameplay has no portals/ no corridors.</text:p>
      <text:p text:style-name="P13">Can it be fun without those ?</text:p>
      <text:p text:style-name="P13"/>
      <text:p text:style-name="P13">What about generating terrains taking the « cloud layer » into account.</text:p>
      <text:p text:style-name="P13"><text:tab/>=&gt; make the cloud layer just under a flat land and carve the land to obtain (flat) corridors.</text:p>
      <text:p text:style-name="P13">What about adding forcefields, and/or some kind of chests to force the player to open them =&gt; this looks like an objective ! Something similar to the first levels of PL.</text:p>
      <text:p text:style-name="P13">Lander objectives are :</text:p>
      <text:p text:style-name="P13"><text:tab/>*) pick up an object and climb</text:p>
      <text:p text:style-name="P13"><text:tab/>*) destroy objects ( which are deep inside a fortress ) and leave</text:p>
      <text:p text:style-name="P13"><text:tab/>*) bring an object (bomb) to a designated place and leave before the explosion. ( timed )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2" svg:font-family="StarSymbol" style:font-charset="x-symbol"/>
    <style:font-face style:name="StarSymbol" svg:font-family="StarSymbol" style:font-pitch="variable" style:font-charset="x-symbol"/>
    <style:font-face style:name="StarSymbol1" svg:font-family="Star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Arial Unicode MS" style:font-size-asian="12pt" style:language-asian="fr" style:country-asian="FR" style:font-name-complex="Tahoma1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Heading_20_1" style:display-name="Heading 1" style:family="paragraph" style:parent-style-name="Heading" style:next-style-name="Text_20_body" style:auto-update="true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DONE" style:family="paragraph" style:parent-style-name="Text_20_body">
      <style:paragraph-properties fo:margin-left="0cm" fo:margin-right="0cm" fo:text-indent="0cm" style:auto-text-indent="false" fo:background-color="#94bd5e" fo:padding="0.049cm" fo:border="0.002cm solid #000000" style:shadow="none">
        <style:background-image/>
      </style:paragraph-properties>
      <style:text-properties style:text-underline-styl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text:outline-style>
      <text:outline-level-style text:level="1" text:style-name="Numbering_20_Symbols" style:num-prefix=" " style:num-suffix="." style:num-format="1">
        <style:list-level-properties text:min-label-distance="0.381cm"/>
      </text:outline-level-style>
      <text:outline-level-style text:level="2" text:style-name="Numbering_20_Symbols" style:num-prefix=" " style:num-suffix="." style:num-format="1" text:display-levels="2">
        <style:list-level-properties text:min-label-distance="0.381cm"/>
      </text:outline-level-style>
      <text:outline-level-style text:level="3" text:style-name="Numbering_20_Symbols" style:num-prefix=" " style:num-suffix=")" style:num-format="a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initial-creator>Marc</meta:initial-creator>
    <meta:creation-date>2007-12-13T12:28:40</meta:creation-date>
    <dc:creator>Marc</dc:creator>
    <dc:date>2008-03-31T12:46:03</dc:date>
    <dc:language>fr-FR</dc:language>
    <meta:editing-cycles>13</meta:editing-cycles>
    <meta:editing-duration>PT7H40M38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6" meta:paragraph-count="147" meta:word-count="1006" meta:character-count="6368"/>
  </office:meta>
</office:document-meta>
</file>